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8" table:number-columns-repeated="2" table:default-cell-style-name="ce1"/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312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2.5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3847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1]=[.E1]" office:value-type="boolean" office:boolean-value="false" calcext:value-type="boolean">
            <text:p>FALSO</text:p>
          </table:table-cell>
          <table:table-cell table:formula="of:=[.K1]=[.G1]" office:value-type="boolean" office:boolean-value="true" calcext:value-type="boolean">
            <text:p>VERDADERO</text:p>
          </table:table-cell>
          <table:table-cell table:formula="of:=[.K1]=[.I1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2.3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89920.68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2]=[.E2]" office:value-type="boolean" office:boolean-value="false" calcext:value-type="boolean">
            <text:p>FALSO</text:p>
          </table:table-cell>
          <table:table-cell table:formula="of:=[.K2]=[.G2]" office:value-type="boolean" office:boolean-value="true" calcext:value-type="boolean">
            <text:p>VERDADERO</text:p>
          </table:table-cell>
          <table:table-cell table:formula="of:=[.K2]=[.I2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37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0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5718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3]=[.E3]" office:value-type="boolean" office:boolean-value="false" calcext:value-type="boolean">
            <text:p>FALSO</text:p>
          </table:table-cell>
          <table:table-cell table:formula="of:=[.K3]=[.G3]" office:value-type="boolean" office:boolean-value="true" calcext:value-type="boolean">
            <text:p>VERDADERO</text:p>
          </table:table-cell>
          <table:table-cell table:formula="of:=[.K3]=[.I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00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2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4589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4]=[.E4]" office:value-type="boolean" office:boolean-value="false" calcext:value-type="boolean">
            <text:p>FALSO</text:p>
          </table:table-cell>
          <table:table-cell table:formula="of:=[.K4]=[.G4]" office:value-type="boolean" office:boolean-value="true" calcext:value-type="boolean">
            <text:p>VERDADERO</text:p>
          </table:table-cell>
          <table:table-cell table:formula="of:=[.K4]=[.I4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437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.5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4144.8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5]=[.E5]" office:value-type="boolean" office:boolean-value="false" calcext:value-type="boolean">
            <text:p>FALSO</text:p>
          </table:table-cell>
          <table:table-cell table:formula="of:=[.K5]=[.G5]" office:value-type="boolean" office:boolean-value="true" calcext:value-type="boolean">
            <text:p>VERDADERO</text:p>
          </table:table-cell>
          <table:table-cell table:formula="of:=[.K5]=[.I5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187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2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3749.43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6]=[.E6]" office:value-type="boolean" office:boolean-value="false" calcext:value-type="boolean">
            <text:p>FALSO</text:p>
          </table:table-cell>
          <table:table-cell table:formula="of:=[.K6]=[.G6]" office:value-type="boolean" office:boolean-value="true" calcext:value-type="boolean">
            <text:p>VERDADERO</text:p>
          </table:table-cell>
          <table:table-cell table:formula="of:=[.K6]=[.I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37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4120.2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7]=[.E7]" office:value-type="boolean" office:boolean-value="false" calcext:value-type="boolean">
            <text:p>FALSO</text:p>
          </table:table-cell>
          <table:table-cell table:formula="of:=[.K7]=[.G7]" office:value-type="boolean" office:boolean-value="true" calcext:value-type="boolean">
            <text:p>VERDADERO</text:p>
          </table:table-cell>
          <table:table-cell table:formula="of:=[.K7]=[.I7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937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3.37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4073.06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8]=[.E8]" office:value-type="boolean" office:boolean-value="false" calcext:value-type="boolean">
            <text:p>FALSO</text:p>
          </table:table-cell>
          <table:table-cell table:formula="of:=[.K8]=[.G8]" office:value-type="boolean" office:boolean-value="true" calcext:value-type="boolean">
            <text:p>VERDADERO</text:p>
          </table:table-cell>
          <table:table-cell table:formula="of:=[.K8]=[.I8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187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4448.81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9]=[.E9]" office:value-type="boolean" office:boolean-value="false" calcext:value-type="boolean">
            <text:p>FALSO</text:p>
          </table:table-cell>
          <table:table-cell table:formula="of:=[.K9]=[.G9]" office:value-type="boolean" office:boolean-value="true" calcext:value-type="boolean">
            <text:p>VERDADERO</text:p>
          </table:table-cell>
          <table:table-cell table:formula="of:=[.K9]=[.I9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7.125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02.75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93479.125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formula="of:=[.K10]=[.E10]" office:value-type="boolean" office:boolean-value="false" calcext:value-type="boolean">
            <text:p>FALSO</text:p>
          </table:table-cell>
          <table:table-cell table:formula="of:=[.K10]=[.G10]" office:value-type="boolean" office:boolean-value="true" calcext:value-type="boolean">
            <text:p>VERDADERO</text:p>
          </table:table-cell>
          <table:table-cell table:formula="of:=[.K10]=[.I10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2.312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86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00545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1]=[.E11]" office:value-type="boolean" office:boolean-value="false" calcext:value-type="boolean">
            <text:p>FALSO</text:p>
          </table:table-cell>
          <table:table-cell table:formula="of:=[.K11]=[.G11]" office:value-type="boolean" office:boolean-value="true" calcext:value-type="boolean">
            <text:p>VERDADERO</text:p>
          </table:table-cell>
          <table:table-cell table:formula="of:=[.K11]=[.I11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.937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309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45253.2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2]=[.E12]" office:value-type="boolean" office:boolean-value="false" calcext:value-type="boolean">
            <text:p>FALSO</text:p>
          </table:table-cell>
          <table:table-cell table:formula="of:=[.K12]=[.G12]" office:value-type="boolean" office:boolean-value="true" calcext:value-type="boolean">
            <text:p>VERDADERO</text:p>
          </table:table-cell>
          <table:table-cell table:formula="of:=[.K12]=[.I12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.000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95.4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17321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3]=[.E13]" office:value-type="boolean" office:boolean-value="false" calcext:value-type="boolean">
            <text:p>FALSO</text:p>
          </table:table-cell>
          <table:table-cell table:formula="of:=[.K13]=[.G13]" office:value-type="boolean" office:boolean-value="true" calcext:value-type="boolean">
            <text:p>VERDADERO</text:p>
          </table:table-cell>
          <table:table-cell table:formula="of:=[.K13]=[.I1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.250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306.5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44801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4]=[.E14]" office:value-type="boolean" office:boolean-value="false" calcext:value-type="boolean">
            <text:p>FALSO</text:p>
          </table:table-cell>
          <table:table-cell table:formula="of:=[.K14]=[.G14]" office:value-type="boolean" office:boolean-value="true" calcext:value-type="boolean">
            <text:p>VERDADERO</text:p>
          </table:table-cell>
          <table:table-cell table:formula="of:=[.K14]=[.I14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1.250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76.56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72252.375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5]=[.E15]" office:value-type="boolean" office:boolean-value="false" calcext:value-type="boolean">
            <text:p>FALSO</text:p>
          </table:table-cell>
          <table:table-cell table:formula="of:=[.K15]=[.G15]" office:value-type="boolean" office:boolean-value="true" calcext:value-type="boolean">
            <text:p>VERDADERO</text:p>
          </table:table-cell>
          <table:table-cell table:formula="of:=[.K15]=[.I15]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.062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307.18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51270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6]=[.E16]" office:value-type="boolean" office:boolean-value="false" calcext:value-type="boolean">
            <text:p>FALSO</text:p>
          </table:table-cell>
          <table:table-cell table:formula="of:=[.K16]=[.G16]" office:value-type="boolean" office:boolean-value="true" calcext:value-type="boolean">
            <text:p>VERDADERO</text:p>
          </table:table-cell>
          <table:table-cell table:formula="of:=[.K16]=[.I1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7.1250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341.3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478287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7]=[.E17]" office:value-type="boolean" office:boolean-value="false" calcext:value-type="boolean">
            <text:p>FALSO</text:p>
          </table:table-cell>
          <table:table-cell table:formula="of:=[.K17]=[.G17]" office:value-type="boolean" office:boolean-value="true" calcext:value-type="boolean">
            <text:p>VERDADERO</text:p>
          </table:table-cell>
          <table:table-cell table:formula="of:=[.K17]=[.I17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5.0000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320.6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87955.81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8]=[.E18]" office:value-type="boolean" office:boolean-value="false" calcext:value-type="boolean">
            <text:p>FALSO</text:p>
          </table:table-cell>
          <table:table-cell table:formula="of:=[.K18]=[.G18]" office:value-type="boolean" office:boolean-value="true" calcext:value-type="boolean">
            <text:p>VERDADERO</text:p>
          </table:table-cell>
          <table:table-cell table:formula="of:=[.K18]=[.I18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4.1250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307.37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57853.93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19]=[.E19]" office:value-type="boolean" office:boolean-value="false" calcext:value-type="boolean">
            <text:p>FALSO</text:p>
          </table:table-cell>
          <table:table-cell table:formula="of:=[.K19]=[.G19]" office:value-type="boolean" office:boolean-value="true" calcext:value-type="boolean">
            <text:p>VERDADERO</text:p>
          </table:table-cell>
          <table:table-cell table:formula="of:=[.K19]=[.I19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3.125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297.12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323793.75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formula="of:=[.K20]=[.E20]" office:value-type="boolean" office:boolean-value="false" calcext:value-type="boolean">
            <text:p>FALSO</text:p>
          </table:table-cell>
          <table:table-cell table:formula="of:=[.K20]=[.G20]" office:value-type="boolean" office:boolean-value="true" calcext:value-type="boolean">
            <text:p>VERDADERO</text:p>
          </table:table-cell>
          <table:table-cell table:formula="of:=[.K20]=[.I20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375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422.0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938154.1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1]=[.E21]" office:value-type="boolean" office:boolean-value="false" calcext:value-type="boolean">
            <text:p>FALSO</text:p>
          </table:table-cell>
          <table:table-cell table:formula="of:=[.K21]=[.G21]" office:value-type="boolean" office:boolean-value="true" calcext:value-type="boolean">
            <text:p>VERDADERO</text:p>
          </table:table-cell>
          <table:table-cell table:formula="of:=[.K21]=[.I21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.750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446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121270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2]=[.E22]" office:value-type="boolean" office:boolean-value="false" calcext:value-type="boolean">
            <text:p>FALSO</text:p>
          </table:table-cell>
          <table:table-cell table:formula="of:=[.K22]=[.G22]" office:value-type="boolean" office:boolean-value="true" calcext:value-type="boolean">
            <text:p>VERDADERO</text:p>
          </table:table-cell>
          <table:table-cell table:formula="of:=[.K22]=[.I22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0625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420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934461.93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3]=[.E23]" office:value-type="boolean" office:boolean-value="false" calcext:value-type="boolean">
            <text:p>FALSO</text:p>
          </table:table-cell>
          <table:table-cell table:formula="of:=[.K23]=[.G23]" office:value-type="boolean" office:boolean-value="true" calcext:value-type="boolean">
            <text:p>VERDADERO</text:p>
          </table:table-cell>
          <table:table-cell table:formula="of:=[.K23]=[.I2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3.562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456.8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167457.7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4]=[.E24]" office:value-type="boolean" office:boolean-value="false" calcext:value-type="boolean">
            <text:p>FALSO</text:p>
          </table:table-cell>
          <table:table-cell table:formula="of:=[.K24]=[.G24]" office:value-type="boolean" office:boolean-value="true" calcext:value-type="boolean">
            <text:p>VERDADERO</text:p>
          </table:table-cell>
          <table:table-cell table:formula="of:=[.K24]=[.I24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.5000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421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942818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5]=[.E25]" office:value-type="boolean" office:boolean-value="false" calcext:value-type="boolean">
            <text:p>FALSO</text:p>
          </table:table-cell>
          <table:table-cell table:formula="of:=[.K25]=[.G25]" office:value-type="boolean" office:boolean-value="true" calcext:value-type="boolean">
            <text:p>VERDADERO</text:p>
          </table:table-cell>
          <table:table-cell table:formula="of:=[.K25]=[.I25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1.250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433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955658.8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6]=[.E26]" office:value-type="boolean" office:boolean-value="false" calcext:value-type="boolean">
            <text:p>FALSO</text:p>
          </table:table-cell>
          <table:table-cell table:formula="of:=[.K26]=[.G26]" office:value-type="boolean" office:boolean-value="true" calcext:value-type="boolean">
            <text:p>VERDADERO</text:p>
          </table:table-cell>
          <table:table-cell table:formula="of:=[.K26]=[.I2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4.8750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469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215947.687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7]=[.E27]" office:value-type="boolean" office:boolean-value="false" calcext:value-type="boolean">
            <text:p>FALSO</text:p>
          </table:table-cell>
          <table:table-cell table:formula="of:=[.K27]=[.G27]" office:value-type="boolean" office:boolean-value="true" calcext:value-type="boolean">
            <text:p>VERDADERO</text:p>
          </table:table-cell>
          <table:table-cell table:formula="of:=[.K27]=[.I27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.6250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444.8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33742.0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8]=[.E28]" office:value-type="boolean" office:boolean-value="false" calcext:value-type="boolean">
            <text:p>FALSO</text:p>
          </table:table-cell>
          <table:table-cell table:formula="of:=[.K28]=[.G28]" office:value-type="boolean" office:boolean-value="true" calcext:value-type="boolean">
            <text:p>VERDADERO</text:p>
          </table:table-cell>
          <table:table-cell table:formula="of:=[.K28]=[.I28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2.0625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445.31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81738.562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29]=[.E29]" office:value-type="boolean" office:boolean-value="false" calcext:value-type="boolean">
            <text:p>FALSO</text:p>
          </table:table-cell>
          <table:table-cell table:formula="of:=[.K29]=[.G29]" office:value-type="boolean" office:boolean-value="true" calcext:value-type="boolean">
            <text:p>VERDADERO</text:p>
          </table:table-cell>
          <table:table-cell table:formula="of:=[.K29]=[.I29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29.5625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408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815414.50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formula="of:=[.K30]=[.E30]" office:value-type="boolean" office:boolean-value="false" calcext:value-type="boolean">
            <text:p>FALSO</text:p>
          </table:table-cell>
          <table:table-cell table:formula="of:=[.K30]=[.G30]" office:value-type="boolean" office:boolean-value="true" calcext:value-type="boolean">
            <text:p>VERDADERO</text:p>
          </table:table-cell>
          <table:table-cell table:formula="of:=[.K30]=[.I30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.312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98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093845.6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1]=[.E31]" office:value-type="boolean" office:boolean-value="false" calcext:value-type="boolean">
            <text:p>FALSO</text:p>
          </table:table-cell>
          <table:table-cell table:formula="of:=[.K31]=[.G31]" office:value-type="boolean" office:boolean-value="true" calcext:value-type="boolean">
            <text:p>VERDADERO</text:p>
          </table:table-cell>
          <table:table-cell table:formula="of:=[.K31]=[.I31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5.4375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541.7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759649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2]=[.E32]" office:value-type="boolean" office:boolean-value="false" calcext:value-type="boolean">
            <text:p>FALSO</text:p>
          </table:table-cell>
          <table:table-cell table:formula="of:=[.K32]=[.G32]" office:value-type="boolean" office:boolean-value="true" calcext:value-type="boolean">
            <text:p>VERDADERO</text:p>
          </table:table-cell>
          <table:table-cell table:formula="of:=[.K32]=[.I32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.187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96.1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222895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3]=[.E33]" office:value-type="boolean" office:boolean-value="false" calcext:value-type="boolean">
            <text:p>FALSO</text:p>
          </table:table-cell>
          <table:table-cell table:formula="of:=[.K33]=[.G33]" office:value-type="boolean" office:boolean-value="true" calcext:value-type="boolean">
            <text:p>VERDADERO</text:p>
          </table:table-cell>
          <table:table-cell table:formula="of:=[.K33]=[.I3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.937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634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830251.937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4]=[.E34]" office:value-type="boolean" office:boolean-value="false" calcext:value-type="boolean">
            <text:p>FALSO</text:p>
          </table:table-cell>
          <table:table-cell table:formula="of:=[.K34]=[.G34]" office:value-type="boolean" office:boolean-value="true" calcext:value-type="boolean">
            <text:p>VERDADERO</text:p>
          </table:table-cell>
          <table:table-cell table:formula="of:=[.K34]=[.I34]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4.9375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677.8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003812.8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5]=[.E35]" office:value-type="boolean" office:boolean-value="false" calcext:value-type="boolean">
            <text:p>FALSO</text:p>
          </table:table-cell>
          <table:table-cell table:formula="of:=[.K35]=[.G35]" office:value-type="boolean" office:boolean-value="true" calcext:value-type="boolean">
            <text:p>VERDADERO</text:p>
          </table:table-cell>
          <table:table-cell table:formula="of:=[.K35]=[.I35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3.5000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664.2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792051.37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6]=[.E36]" office:value-type="boolean" office:boolean-value="false" calcext:value-type="boolean">
            <text:p>FALSO</text:p>
          </table:table-cell>
          <table:table-cell table:formula="of:=[.K36]=[.G36]" office:value-type="boolean" office:boolean-value="true" calcext:value-type="boolean">
            <text:p>VERDADERO</text:p>
          </table:table-cell>
          <table:table-cell table:formula="of:=[.K36]=[.I3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0.0625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726.31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835005.062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7]=[.E37]" office:value-type="boolean" office:boolean-value="false" calcext:value-type="boolean">
            <text:p>FALSO</text:p>
          </table:table-cell>
          <table:table-cell table:formula="of:=[.K37]=[.G37]" office:value-type="boolean" office:boolean-value="true" calcext:value-type="boolean">
            <text:p>VERDADERO</text:p>
          </table:table-cell>
          <table:table-cell table:formula="of:=[.K37]=[.I37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2.1875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648.75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566256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8]=[.E38]" office:value-type="boolean" office:boolean-value="false" calcext:value-type="boolean">
            <text:p>FALSO</text:p>
          </table:table-cell>
          <table:table-cell table:formula="of:=[.K38]=[.G38]" office:value-type="boolean" office:boolean-value="true" calcext:value-type="boolean">
            <text:p>VERDADERO</text:p>
          </table:table-cell>
          <table:table-cell table:formula="of:=[.K38]=[.I38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6.250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696.6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3197089.93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39]=[.E39]" office:value-type="boolean" office:boolean-value="false" calcext:value-type="boolean">
            <text:p>FALSO</text:p>
          </table:table-cell>
          <table:table-cell table:formula="of:=[.K39]=[.G39]" office:value-type="boolean" office:boolean-value="true" calcext:value-type="boolean">
            <text:p>VERDADERO</text:p>
          </table:table-cell>
          <table:table-cell table:formula="of:=[.K39]=[.I39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0.8750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630.187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422298.625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formula="of:=[.K40]=[.E40]" office:value-type="boolean" office:boolean-value="false" calcext:value-type="boolean">
            <text:p>FALSO</text:p>
          </table:table-cell>
          <table:table-cell table:formula="of:=[.K40]=[.G40]" office:value-type="boolean" office:boolean-value="true" calcext:value-type="boolean">
            <text:p>VERDADERO</text:p>
          </table:table-cell>
          <table:table-cell table:formula="of:=[.K40]=[.I40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1.1875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834.31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5901137.6250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1]=[.E41]" office:value-type="boolean" office:boolean-value="false" calcext:value-type="boolean">
            <text:p>FALSO</text:p>
          </table:table-cell>
          <table:table-cell table:formula="of:=[.K41]=[.G41]" office:value-type="boolean" office:boolean-value="true" calcext:value-type="boolean">
            <text:p>VERDADERO</text:p>
          </table:table-cell>
          <table:table-cell table:formula="of:=[.K41]=[.I41]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1.0625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943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026177.4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2]=[.E42]" office:value-type="boolean" office:boolean-value="false" calcext:value-type="boolean">
            <text:p>FALSO</text:p>
          </table:table-cell>
          <table:table-cell table:formula="of:=[.K42]=[.G42]" office:value-type="boolean" office:boolean-value="true" calcext:value-type="boolean">
            <text:p>VERDADERO</text:p>
          </table:table-cell>
          <table:table-cell table:formula="of:=[.K42]=[.I42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.9375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942.62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880589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3]=[.E43]" office:value-type="boolean" office:boolean-value="false" calcext:value-type="boolean">
            <text:p>FALSO</text:p>
          </table:table-cell>
          <table:table-cell table:formula="of:=[.K43]=[.G43]" office:value-type="boolean" office:boolean-value="true" calcext:value-type="boolean">
            <text:p>VERDADERO</text:p>
          </table:table-cell>
          <table:table-cell table:formula="of:=[.K43]=[.I4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5.2500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875.2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097998.0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4]=[.E44]" office:value-type="boolean" office:boolean-value="false" calcext:value-type="boolean">
            <text:p>FALSO</text:p>
          </table:table-cell>
          <table:table-cell table:formula="of:=[.K44]=[.G44]" office:value-type="boolean" office:boolean-value="true" calcext:value-type="boolean">
            <text:p>VERDADERO</text:p>
          </table:table-cell>
          <table:table-cell table:formula="of:=[.K44]=[.I44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48.3750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789.4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4392551.1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5]=[.E45]" office:value-type="boolean" office:boolean-value="false" calcext:value-type="boolean">
            <text:p>FALSO</text:p>
          </table:table-cell>
          <table:table-cell table:formula="of:=[.K45]=[.G45]" office:value-type="boolean" office:boolean-value="true" calcext:value-type="boolean">
            <text:p>VERDADERO</text:p>
          </table:table-cell>
          <table:table-cell table:formula="of:=[.K45]=[.I45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7.9375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912.8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7476926.562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6]=[.E46]" office:value-type="boolean" office:boolean-value="false" calcext:value-type="boolean">
            <text:p>FALSO</text:p>
          </table:table-cell>
          <table:table-cell table:formula="of:=[.K46]=[.G46]" office:value-type="boolean" office:boolean-value="true" calcext:value-type="boolean">
            <text:p>VERDADERO</text:p>
          </table:table-cell>
          <table:table-cell table:formula="of:=[.K46]=[.I4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.25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970.68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9248656.2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7]=[.E47]" office:value-type="boolean" office:boolean-value="false" calcext:value-type="boolean">
            <text:p>FALSO</text:p>
          </table:table-cell>
          <table:table-cell table:formula="of:=[.K47]=[.G47]" office:value-type="boolean" office:boolean-value="true" calcext:value-type="boolean">
            <text:p>VERDADERO</text:p>
          </table:table-cell>
          <table:table-cell table:formula="of:=[.K47]=[.I47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4.5625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988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9250562.3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8]=[.E48]" office:value-type="boolean" office:boolean-value="false" calcext:value-type="boolean">
            <text:p>FALSO</text:p>
          </table:table-cell>
          <table:table-cell table:formula="of:=[.K48]=[.G48]" office:value-type="boolean" office:boolean-value="true" calcext:value-type="boolean">
            <text:p>VERDADERO</text:p>
          </table:table-cell>
          <table:table-cell table:formula="of:=[.K48]=[.I48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.312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971.25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8811770.37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49]=[.E49]" office:value-type="boolean" office:boolean-value="false" calcext:value-type="boolean">
            <text:p>FALSO</text:p>
          </table:table-cell>
          <table:table-cell table:formula="of:=[.K49]=[.G49]" office:value-type="boolean" office:boolean-value="true" calcext:value-type="boolean">
            <text:p>VERDADERO</text:p>
          </table:table-cell>
          <table:table-cell table:formula="of:=[.K49]=[.I49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.1250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914.437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115858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formula="of:=[.K50]=[.E50]" office:value-type="boolean" office:boolean-value="false" calcext:value-type="boolean">
            <text:p>FALSO</text:p>
          </table:table-cell>
          <table:table-cell table:formula="of:=[.K50]=[.G50]" office:value-type="boolean" office:boolean-value="true" calcext:value-type="boolean">
            <text:p>VERDADERO</text:p>
          </table:table-cell>
          <table:table-cell table:formula="of:=[.K50]=[.I50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.5000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231.5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9397378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1]=[.E51]" office:value-type="boolean" office:boolean-value="false" calcext:value-type="boolean">
            <text:p>FALSO</text:p>
          </table:table-cell>
          <table:table-cell table:formula="of:=[.K51]=[.G51]" office:value-type="boolean" office:boolean-value="true" calcext:value-type="boolean">
            <text:p>VERDADERO</text:p>
          </table:table-cell>
          <table:table-cell table:formula="of:=[.K51]=[.I51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.50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160.7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4555336.6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2]=[.E52]" office:value-type="boolean" office:boolean-value="false" calcext:value-type="boolean">
            <text:p>FALSO</text:p>
          </table:table-cell>
          <table:table-cell table:formula="of:=[.K52]=[.G52]" office:value-type="boolean" office:boolean-value="true" calcext:value-type="boolean">
            <text:p>VERDADERO</text:p>
          </table:table-cell>
          <table:table-cell table:formula="of:=[.K52]=[.I52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.9375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1213.3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3827257.6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3]=[.E53]" office:value-type="boolean" office:boolean-value="false" calcext:value-type="boolean">
            <text:p>FALSO</text:p>
          </table:table-cell>
          <table:table-cell table:formula="of:=[.K53]=[.G53]" office:value-type="boolean" office:boolean-value="true" calcext:value-type="boolean">
            <text:p>VERDADERO</text:p>
          </table:table-cell>
          <table:table-cell table:formula="of:=[.K53]=[.I53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.375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158.6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2603378.6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4]=[.E54]" office:value-type="boolean" office:boolean-value="false" calcext:value-type="boolean">
            <text:p>FALSO</text:p>
          </table:table-cell>
          <table:table-cell table:formula="of:=[.K54]=[.G54]" office:value-type="boolean" office:boolean-value="true" calcext:value-type="boolean">
            <text:p>VERDADERO</text:p>
          </table:table-cell>
          <table:table-cell table:formula="of:=[.K54]=[.I54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.2500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1161.75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4416581.43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5]=[.E55]" office:value-type="boolean" office:boolean-value="false" calcext:value-type="boolean">
            <text:p>FALSO</text:p>
          </table:table-cell>
          <table:table-cell table:formula="of:=[.K55]=[.G55]" office:value-type="boolean" office:boolean-value="true" calcext:value-type="boolean">
            <text:p>VERDADERO</text:p>
          </table:table-cell>
          <table:table-cell table:formula="of:=[.K55]=[.I55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3.6875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1187.56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5530345.43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6]=[.E56]" office:value-type="boolean" office:boolean-value="false" calcext:value-type="boolean">
            <text:p>FALSO</text:p>
          </table:table-cell>
          <table:table-cell table:formula="of:=[.K56]=[.G56]" office:value-type="boolean" office:boolean-value="true" calcext:value-type="boolean">
            <text:p>VERDADERO</text:p>
          </table:table-cell>
          <table:table-cell table:formula="of:=[.K56]=[.I56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1.5000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1282.6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7827381.3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7]=[.E57]" office:value-type="boolean" office:boolean-value="false" calcext:value-type="boolean">
            <text:p>FALSO</text:p>
          </table:table-cell>
          <table:table-cell table:formula="of:=[.K57]=[.G57]" office:value-type="boolean" office:boolean-value="true" calcext:value-type="boolean">
            <text:p>VERDADERO</text:p>
          </table:table-cell>
          <table:table-cell table:formula="of:=[.K57]=[.I57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6.6875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1230.8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5175026.125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8]=[.E58]" office:value-type="boolean" office:boolean-value="false" calcext:value-type="boolean">
            <text:p>FALSO</text:p>
          </table:table-cell>
          <table:table-cell table:formula="of:=[.K58]=[.G58]" office:value-type="boolean" office:boolean-value="true" calcext:value-type="boolean">
            <text:p>VERDADERO</text:p>
          </table:table-cell>
          <table:table-cell table:formula="of:=[.K58]=[.I58]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.3750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1214.312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1177574.0625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59]=[.E59]" office:value-type="boolean" office:boolean-value="false" calcext:value-type="boolean">
            <text:p>FALSO</text:p>
          </table:table-cell>
          <table:table-cell table:formula="of:=[.K59]=[.G59]" office:value-type="boolean" office:boolean-value="true" calcext:value-type="boolean">
            <text:p>VERDADERO</text:p>
          </table:table-cell>
          <table:table-cell table:formula="of:=[.K59]=[.I59]" office:value-type="boolean" office:boolean-value="false" calcext:value-type="boolean">
            <text:p>FALSO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4.2500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131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21520877.187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formula="of:=[.K60]=[.E60]" office:value-type="boolean" office:boolean-value="false" calcext:value-type="boolean">
            <text:p>FALSO</text:p>
          </table:table-cell>
          <table:table-cell table:formula="of:=[.K60]=[.G60]" office:value-type="boolean" office:boolean-value="true" calcext:value-type="boolean">
            <text:p>VERDADERO</text:p>
          </table:table-cell>
          <table:table-cell table:formula="of:=[.K60]=[.I60]" office:value-type="boolean" office:boolean-value="true" calcext:value-type="boolean">
            <text:p>VERDADERO</text:p>
          </table:table-cell>
        </table:table-row>
      </table:table>
      <table:table table:name="Sheet2" table:style-name="ta1"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oso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loca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asp</text:p>
          </table:table-cell>
          <table:table-cell office:value-type="float" office:value="4" calcext:value-type="float">
            <text:p>4</text:p>
          </table:table-cell>
          <table:table-cell table:formula="of:=[.B4]*100/60" office:value-type="float" office:value="6.66666666666667" calcext:value-type="float">
            <text:p>6,6666666667</text:p>
          </table:table-cell>
        </table:table-row>
      </table:table>
      <table:table table:name="Sheet3" table:style-name="ta1"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29375" calcext:value-type="float">
            <text:p>17,29375</text:p>
          </table:table-cell>
          <table:table-cell office:value-type="float" office:value="202.125" calcext:value-type="float">
            <text:p>202,125</text:p>
          </table:table-cell>
          <table:table-cell office:value-type="float" office:value="93809.11875" calcext:value-type="float">
            <text:p>93809,11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.3125" calcext:value-type="float">
            <text:p>22,3125</text:p>
          </table:table-cell>
          <table:table-cell office:value-type="float" office:value="286.125" calcext:value-type="float">
            <text:p>286,125</text:p>
          </table:table-cell>
          <table:table-cell office:value-type="float" office:value="300545.3125" calcext:value-type="float">
            <text:p>300545,3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.0625" calcext:value-type="float">
            <text:p>23,0625</text:p>
          </table:table-cell>
          <table:table-cell office:value-type="float" office:value="296.28125" calcext:value-type="float">
            <text:p>296,28125</text:p>
          </table:table-cell>
          <table:table-cell office:value-type="float" office:value="320557.6875" calcext:value-type="float">
            <text:p>320557,6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.09375" calcext:value-type="float">
            <text:p>24,09375</text:p>
          </table:table-cell>
          <table:table-cell office:value-type="float" office:value="307.609375" calcext:value-type="float">
            <text:p>307,609375</text:p>
          </table:table-cell>
          <table:table-cell office:value-type="float" office:value="349794.828125" calcext:value-type="float">
            <text:p>349794,828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0.625" calcext:value-type="float">
            <text:p>320,625</text:p>
          </table:table-cell>
          <table:table-cell office:value-type="float" office:value="387955.8125" calcext:value-type="float">
            <text:p>387955,8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.125" calcext:value-type="float">
            <text:p>27,125</text:p>
          </table:table-cell>
          <table:table-cell office:value-type="float" office:value="341.3125" calcext:value-type="float">
            <text:p>341,3125</text:p>
          </table:table-cell>
          <table:table-cell office:value-type="float" office:value="478287.125" calcext:value-type="float">
            <text:p>478287,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.5625" calcext:value-type="float">
            <text:p>29,5625</text:p>
          </table:table-cell>
          <table:table-cell office:value-type="float" office:value="408.25" calcext:value-type="float">
            <text:p>408,25</text:p>
          </table:table-cell>
          <table:table-cell office:value-type="float" office:value="815414.5" calcext:value-type="float">
            <text:p>815414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.3125" calcext:value-type="float">
            <text:p>30,3125</text:p>
          </table:table-cell>
          <table:table-cell office:value-type="float" office:value="421.333333333333" calcext:value-type="float">
            <text:p>421,3333333333</text:p>
          </table:table-cell>
          <table:table-cell office:value-type="float" office:value="938478.208333333" calcext:value-type="float">
            <text:p>938478,208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.25" calcext:value-type="float">
            <text:p>31,25</text:p>
          </table:table-cell>
          <table:table-cell office:value-type="float" office:value="433.5" calcext:value-type="float">
            <text:p>433,5</text:p>
          </table:table-cell>
          <table:table-cell office:value-type="float" office:value="955658.8125" calcext:value-type="float">
            <text:p>955658,81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.4791666666667" calcext:value-type="float">
            <text:p>32,4791666667</text:p>
          </table:table-cell>
          <table:table-cell office:value-type="float" office:value="445.541666666667" calcext:value-type="float">
            <text:p>445,5416666667</text:p>
          </table:table-cell>
          <table:table-cell office:value-type="float" office:value="1078916.97916667" calcext:value-type="float">
            <text:p>1078916,97916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.5625" calcext:value-type="float">
            <text:p>33,5625</text:p>
          </table:table-cell>
          <table:table-cell office:value-type="float" office:value="456.8125" calcext:value-type="float">
            <text:p>456,8125</text:p>
          </table:table-cell>
          <table:table-cell office:value-type="float" office:value="1167457.75" calcext:value-type="float">
            <text:p>1167457,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875" calcext:value-type="float">
            <text:p>34,875</text:p>
          </table:table-cell>
          <table:table-cell office:value-type="float" office:value="469.5" calcext:value-type="float">
            <text:p>469,5</text:p>
          </table:table-cell>
          <table:table-cell office:value-type="float" office:value="1215947.6875" calcext:value-type="float">
            <text:p>1215947,68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.4375" calcext:value-type="float">
            <text:p>35,4375</text:p>
          </table:table-cell>
          <table:table-cell office:value-type="float" office:value="541.75" calcext:value-type="float">
            <text:p>541,75</text:p>
          </table:table-cell>
          <table:table-cell office:value-type="float" office:value="1759649.3125" calcext:value-type="float">
            <text:p>1759649,31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.875" calcext:value-type="float">
            <text:p>40,875</text:p>
          </table:table-cell>
          <table:table-cell office:value-type="float" office:value="630.1875" calcext:value-type="float">
            <text:p>630,1875</text:p>
          </table:table-cell>
          <table:table-cell office:value-type="float" office:value="2422298.625" calcext:value-type="float">
            <text:p>2422298,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.1875" calcext:value-type="float">
            <text:p>42,1875</text:p>
          </table:table-cell>
          <table:table-cell office:value-type="float" office:value="648.75" calcext:value-type="float">
            <text:p>648,75</text:p>
          </table:table-cell>
          <table:table-cell office:value-type="float" office:value="2566256" calcext:value-type="float">
            <text:p>25662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,5</text:p>
          </table:table-cell>
          <table:table-cell office:value-type="float" office:value="664.25" calcext:value-type="float">
            <text:p>664,25</text:p>
          </table:table-cell>
          <table:table-cell office:value-type="float" office:value="2792051.375" calcext:value-type="float">
            <text:p>2792051,3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.9375" calcext:value-type="float">
            <text:p>44,9375</text:p>
          </table:table-cell>
          <table:table-cell office:value-type="float" office:value="677.875" calcext:value-type="float">
            <text:p>677,875</text:p>
          </table:table-cell>
          <table:table-cell office:value-type="float" office:value="3003812.8125" calcext:value-type="float">
            <text:p>3003812,81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.25" calcext:value-type="float">
            <text:p>46,25</text:p>
          </table:table-cell>
          <table:table-cell office:value-type="float" office:value="697.020833333333" calcext:value-type="float">
            <text:p>697,0208333333</text:p>
          </table:table-cell>
          <table:table-cell office:value-type="float" office:value="3171276.9375" calcext:value-type="float">
            <text:p>3171276,9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.375" calcext:value-type="float">
            <text:p>48,375</text:p>
          </table:table-cell>
          <table:table-cell office:value-type="float" office:value="789.4375" calcext:value-type="float">
            <text:p>789,4375</text:p>
          </table:table-cell>
          <table:table-cell office:value-type="float" office:value="4392551.1875" calcext:value-type="float">
            <text:p>4392551,1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.0625" calcext:value-type="float">
            <text:p>50,0625</text:p>
          </table:table-cell>
          <table:table-cell office:value-type="float" office:value="726.3125" calcext:value-type="float">
            <text:p>726,3125</text:p>
          </table:table-cell>
          <table:table-cell office:value-type="float" office:value="3835005.0625" calcext:value-type="float">
            <text:p>3835005,06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.25" calcext:value-type="float">
            <text:p>55,25</text:p>
          </table:table-cell>
          <table:table-cell office:value-type="float" office:value="875.25" calcext:value-type="float">
            <text:p>875,25</text:p>
          </table:table-cell>
          <table:table-cell office:value-type="float" office:value="6097998.0625" calcext:value-type="float">
            <text:p>6097998,06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.03125" calcext:value-type="float">
            <text:p>58,03125</text:p>
          </table:table-cell>
          <table:table-cell office:value-type="float" office:value="913.65625" calcext:value-type="float">
            <text:p>913,65625</text:p>
          </table:table-cell>
          <table:table-cell office:value-type="float" office:value="6796392.28125" calcext:value-type="float">
            <text:p>6796392,281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942.8125" calcext:value-type="float">
            <text:p>942,8125</text:p>
          </table:table-cell>
          <table:table-cell office:value-type="float" office:value="7953383.3125" calcext:value-type="float">
            <text:p>7953383,31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.28125" calcext:value-type="float">
            <text:p>63,28125</text:p>
          </table:table-cell>
          <table:table-cell office:value-type="float" office:value="970.96875" calcext:value-type="float">
            <text:p>970,96875</text:p>
          </table:table-cell>
          <table:table-cell office:value-type="float" office:value="9030213.3125" calcext:value-type="float">
            <text:p>9030213,3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.5625" calcext:value-type="float">
            <text:p>64,5625</text:p>
          </table:table-cell>
          <table:table-cell office:value-type="float" office:value="988" calcext:value-type="float">
            <text:p>988</text:p>
          </table:table-cell>
          <table:table-cell office:value-type="float" office:value="9250562.375" calcext:value-type="float">
            <text:p>9250562,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.375" calcext:value-type="float">
            <text:p>70,375</text:p>
          </table:table-cell>
          <table:table-cell office:value-type="float" office:value="1160.39583333333" calcext:value-type="float">
            <text:p>1160,3958333333</text:p>
          </table:table-cell>
          <table:table-cell office:value-type="float" office:value="13858432.2291667" calcext:value-type="float">
            <text:p>13858432,2291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6875" calcext:value-type="float">
            <text:p>73,6875</text:p>
          </table:table-cell>
          <table:table-cell office:value-type="float" office:value="1187.5625" calcext:value-type="float">
            <text:p>1187,5625</text:p>
          </table:table-cell>
          <table:table-cell office:value-type="float" office:value="15530345.4375" calcext:value-type="float">
            <text:p>15530345,43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.9375" calcext:value-type="float">
            <text:p>75,9375</text:p>
          </table:table-cell>
          <table:table-cell office:value-type="float" office:value="1213.3125" calcext:value-type="float">
            <text:p>1213,3125</text:p>
          </table:table-cell>
          <table:table-cell office:value-type="float" office:value="13827257.6875" calcext:value-type="float">
            <text:p>13827257,6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.59375" calcext:value-type="float">
            <text:p>76,59375</text:p>
          </table:table-cell>
          <table:table-cell office:value-type="float" office:value="1231.1875" calcext:value-type="float">
            <text:p>1231,1875</text:p>
          </table:table-cell>
          <table:table-cell office:value-type="float" office:value="17286202.0625" calcext:value-type="float">
            <text:p>17286202,06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.5" calcext:value-type="float">
            <text:p>81,5</text:p>
          </table:table-cell>
          <table:table-cell office:value-type="float" office:value="1282.6875" calcext:value-type="float">
            <text:p>1282,6875</text:p>
          </table:table-cell>
          <table:table-cell office:value-type="float" office:value="17827381.3125" calcext:value-type="float">
            <text:p>17827381,31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.25" calcext:value-type="float">
            <text:p>84,25</text:p>
          </table:table-cell>
          <table:table-cell office:value-type="float" office:value="1310" calcext:value-type="float">
            <text:p>1310</text:p>
          </table:table-cell>
          <table:table-cell office:value-type="float" office:value="21520877.1875" calcext:value-type="float">
            <text:p>21520877,1875</text:p>
          </table:table-cell>
        </table:table-row>
      </table:table>
      <table:named-expressions/>
      <table:database-ranges>
        <table:database-range table:name="__Anonymous_Sheet_DB__2" table:target-range-address="Sheet3.A1:Sheet3.D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3:37:24.159475352</meta:creation-date>
    <dc:date>2015-07-20T13:50:58.866396994</dc:date>
    <meta:editing-duration>P0D</meta:editing-duration>
    <meta:editing-cycles>1</meta:editing-cycles>
    <meta:document-statistic meta:table-count="3" meta:cell-count="972" meta:object-count="0"/>
    <meta:generator>LibreOffice/4.2.8.2$Linux_X86_64 LibreOffice_project/420m0$Build-2</meta:generator>
  </office:meta>
</office:document-meta>
</file>